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 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/text:p>
            <text:p text:style-name="Table_20_Contents">* °#! Eigenklasse 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 20min </text:p>
            <text:p text:style-name="Table_20_Contents">* 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3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 </text:p>
            <text:p text:style-name="Table_20_Contents"><text:s text:c="2"/>°?? Metaprog-Aspekte </text:p>
            <text:p text:style-name="Table_20_Contents">* °#! RSpec 40min &lt;&lt;SV&gt;&gt; </text:p>
            <text:p text:style-name="Table_20_Contents"><text:s text:c="2"/>°== Metaprog-Aspekte </text:p>
            <text:p text:style-name="Table_20_Contents">* °== Logging 10min &lt;&lt;THO&gt;&gt; </text:p>
            <text:p text:style-name="Table_20_Contents">* °° <text:s/>Debugger 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6-30T13:53:05</dc:date>
    <meta:editing-cycles>2</meta:editing-cycles>
    <meta:editing-duration>PT1H14M2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88" meta:word-count="227" meta:character-count="2025"/>
  </office:meta>
</office:document-meta>
</file>